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mo" svg:font-family="Arim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9.76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6.32mm"/>
    </style:style>
    <style:style style:name="co4" style:family="table-column">
      <style:table-column-properties fo:break-before="auto" style:column-width="38.3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77mm" fo:break-before="auto" style:use-optimal-row-height="true"/>
    </style:style>
    <style:style style:name="ro3" style:family="table-row">
      <style:table-row-properties style:row-height="9.12mm" fo:break-before="auto" style:use-optimal-row-height="false"/>
    </style:style>
    <style:style style:name="ro4" style:family="table-row">
      <style:table-row-properties style:row-height="10.3mm" fo:break-before="auto" style:use-optimal-row-height="false"/>
    </style:style>
    <style:style style:name="ro5" style:family="table-row">
      <style:table-row-properties style:row-height="10.74mm" fo:break-before="auto" style:use-optimal-row-height="false"/>
    </style:style>
    <style:style style:name="ro6" style:family="table-row">
      <style:table-row-properties style:row-height="7.88mm" fo:break-before="auto" style:use-optimal-row-height="true"/>
    </style:style>
    <style:style style:name="ro7" style:family="table-row">
      <style:table-row-properties style:row-height="8.11mm" fo:break-before="auto" style:use-optimal-row-height="false"/>
    </style:style>
    <style:style style:name="ro8" style:family="table-row">
      <style:table-row-properties style:row-height="11.18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100" number:language="en" number:country="US">
      <number:text-content/>
    </number:text-style>
    <style:style style:name="ce1" style:family="table-cell" style:parent-style-name="Default">
      <style:text-properties style:font-name="Arimo"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 style:data-style-name="N10100">
      <style:text-properties style:font-name="Arimo" fo:font-size="9pt" fo:language="en" fo:country="US"/>
    </style:style>
    <style:style style:name="ce3" style:family="table-cell" style:parent-style-name="Default" style:data-style-name="N10100">
      <style:text-properties style:font-name="Arimo" fo:font-size="9pt"/>
    </style:style>
    <style:style style:name="ce4" style:family="table-cell" style:parent-style-name="Default">
      <style:text-properties style:font-name="Arimo" fo:font-size="8pt" style:font-size-asian="8pt" style:font-size-complex="8pt"/>
    </style:style>
    <style:style style:name="ce5" style:family="table-cell" style:parent-style-name="Default">
      <style:text-properties style:font-name="Arimo" fo:font-weight="bold" style:font-weight-asian="bold" style:font-weight-complex="bold"/>
    </style:style>
    <style:style style:name="ce6" style:family="table-cell" style:parent-style-name="Default">
      <style:text-properties style:font-name="Liberation Sans" style:font-name-asian="Droid Sans Fallback" style:font-name-complex="Free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Linux64" table:style-name="ta1">
        <table:shapes>
          <draw:frame draw:z-index="0" draw:style-name="gr1" draw:text-style-name="P1" svg:width="87.33mm" svg:height="89.92mm" svg:x="0mm" svg:y="92.83mm">
            <draw:object draw:notify-on-update-of-ranges="Linux64.A4:Linux64.A10 Linux64.B3:Linux64.B3 Linux64.B4:Linux64.B10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91.63mm" svg:height="93.28mm" svg:x="89.84mm" svg:y="91.49mm">
            <draw:object draw:notify-on-update-of-ranges="Linux64.A4:Linux64.A10 Linux64.C3:Linux64.C3 Linux64.C4:Linux64.C10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3"/>
        <table:table-column table:style-name="co2" table:default-cell-style-name="ce4"/>
        <table:table-column table:style-name="co3" table:default-cell-style-name="Default"/>
        <table:table-row table:style-name="ro1" table:number-rows-repeated="2">
          <table:table-cell table:style-name="Default" table:number-columns-repeated="2"/>
          <table:table-cell/>
        </table:table-row>
        <table:table-row table:style-name="ro2">
          <table:table-cell table:style-name="ce1" office:value-type="string" calcext:value-type="string">
            <text:p>Algorithm</text:p>
          </table:table-cell>
          <table:table-cell table:style-name="ce1" office:value-type="string" calcext:value-type="string">
            <text:p>time ( secs)</text:p>
          </table:table-cell>
          <table:table-cell table:style-name="ce5" office:value-type="string" calcext:value-type="string">
            <text:p>memory used </text:p>
            <text:p>Kbytes</text:p>
          </table:table-cell>
        </table:table-row>
        <table:table-row table:style-name="ro3">
          <table:table-cell table:style-name="ce2" office:value-type="string" calcext:value-type="string">
            <text:p>GCC</text:p>
            <text:p>parallel_sort</text:p>
          </table:table-cell>
          <table:table-cell office:value-type="float" office:value="1.06" calcext:value-type="float">
            <text:p>1,06</text:p>
          </table:table-cell>
          <table:table-cell office:value-type="float" office:value="197820" calcext:value-type="float">
            <text:p>197820</text:p>
          </table:table-cell>
        </table:table-row>
        <table:table-row table:style-name="ro4">
          <table:table-cell office:value-type="string" calcext:value-type="string">
            <text:p>TBB</text:p>
            <text:p>parallel_sort</text:p>
          </table:table-cell>
          <table:table-cell office:value-type="float" office:value="0.96" calcext:value-type="float">
            <text:p>0,96</text:p>
          </table:table-cell>
          <table:table-cell office:value-type="float" office:value="182712" calcext:value-type="float">
            <text:p>182712</text:p>
          </table:table-cell>
        </table:table-row>
        <table:table-row table:style-name="ro5">
          <table:table-cell office:value-type="string" calcext:value-type="string">
            <text:p>Boost</text:p>
            <text:p>parallel_introsort</text:p>
          </table:table-cell>
          <table:table-cell office:value-type="float" office:value="1.01" calcext:value-type="float">
            <text:p>1,01</text:p>
          </table:table-cell>
          <table:table-cell office:value-type="float" office:value="182304" calcext:value-type="float">
            <text:p>182304</text:p>
          </table:table-cell>
        </table:table-row>
        <table:table-row table:style-name="ro6">
          <table:table-cell office:value-type="string" calcext:value-type="string">
            <text:p>GCC</text:p>
            <text:p>parallel_stable_sort</text:p>
          </table:table-cell>
          <table:table-cell office:value-type="float" office:value="1.37" calcext:value-type="float">
            <text:p>1,37</text:p>
          </table:table-cell>
          <table:table-cell office:value-type="float" office:value="213216" calcext:value-type="float">
            <text:p>213216</text:p>
          </table:table-cell>
        </table:table-row>
        <table:table-row table:style-name="ro7">
          <table:table-cell office:value-type="string" calcext:value-type="string">
            <text:p>Boost</text:p>
            <text:p>parallel_stable_sort</text:p>
          </table:table-cell>
          <table:table-cell office:value-type="float" office:value="1.08" calcext:value-type="float">
            <text:p>1,08</text:p>
          </table:table-cell>
          <table:table-cell office:value-type="float" office:value="189912" calcext:value-type="float">
            <text:p>189912</text:p>
          </table:table-cell>
        </table:table-row>
        <table:table-row table:style-name="ro4">
          <table:table-cell office:value-type="string" calcext:value-type="string">
            <text:p>Boost</text:p>
            <text:p>sample_sort</text:p>
          </table:table-cell>
          <table:table-cell office:value-type="float" office:value="0.84" calcext:value-type="float">
            <text:p>0,84</text:p>
          </table:table-cell>
          <table:table-cell office:value-type="float" office:value="197900" calcext:value-type="float">
            <text:p>197900</text:p>
          </table:table-cell>
        </table:table-row>
        <table:table-row table:style-name="ro8">
          <table:table-cell office:value-type="string" calcext:value-type="string">
            <text:p>TBB</text:p>
            <text:p>parallel_stable_sort</text:p>
          </table:table-cell>
          <table:table-cell office:value-type="float" office:value="0.83" calcext:value-type="float">
            <text:p>0,83</text:p>
          </table:table-cell>
          <table:table-cell office:value-type="float" office:value="198176" calcext:value-type="float">
            <text:p>198176</text:p>
          </table:table-cell>
        </table:table-row>
        <table:table-row table:style-name="ro1" table:number-rows-repeated="4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W7x64" table:style-name="ta1">
        <table:shapes>
          <draw:frame draw:z-index="0" draw:style-name="gr1" draw:text-style-name="P1" svg:width="83.93mm" svg:height="90.21mm" svg:x="0mm" svg:y="62.47mm">
            <draw:object draw:notify-on-update-of-ranges="W7x64.A3:W7x64.A7 W7x64.B2:W7x64.B2 W7x64.B3:W7x64.B7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draw:text-style-name="P1" svg:width="83.72mm" svg:height="90.21mm" svg:x="101.72mm" svg:y="62.69mm">
            <draw:object draw:notify-on-update-of-ranges="W7x64.A3:W7x64.A7 W7x64.C2:W7x64.C2 W7x64.C3:W7x64.C7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4" table:default-cell-style-name="ce3"/>
        <table:table-column table:style-name="co2" table:default-cell-style-name="ce4"/>
        <table:table-column table:style-name="co2" table:default-cell-style-name="Default"/>
        <table:table-column table:style-name="co2" table:default-cell-style-name="ce3"/>
        <table:table-row table:style-name="ro1">
          <table:table-cell table:style-name="Default" table:number-columns-repeated="2"/>
          <table:table-cell/>
          <table:table-cell table:style-name="Default"/>
        </table:table-row>
        <table:table-row table:style-name="ro2">
          <table:table-cell table:style-name="ce1" office:value-type="string" calcext:value-type="string">
            <text:p>Algorithm</text:p>
          </table:table-cell>
          <table:table-cell table:style-name="ce1" office:value-type="string" calcext:value-type="string">
            <text:p>time ( secs)</text:p>
          </table:table-cell>
          <table:table-cell table:style-name="ce5" office:value-type="string" calcext:value-type="string">
            <text:p>memory used </text:p>
            <text:p>Kbytes</text:p>
          </table:table-cell>
          <table:table-cell table:style-name="ce1"/>
        </table:table-row>
        <table:table-row table:style-name="ro6">
          <table:table-cell table:style-name="ce2" office:value-type="string" calcext:value-type="string">
            <text:p>PPL</text:p>
            <text:p>parallel_sort</text:p>
          </table:table-cell>
          <table:table-cell office:value-type="float" office:value="0.97" calcext:value-type="float">
            <text:p>0,97</text:p>
          </table:table-cell>
          <table:table-cell office:value-type="float" office:value="180900" calcext:value-type="float">
            <text:p>180900</text:p>
          </table:table-cell>
          <table:table-cell table:style-name="ce2"/>
        </table:table-row>
        <table:table-row table:style-name="ro6">
          <table:table-cell office:value-type="string" calcext:value-type="string">
            <text:p>PPL</text:p>
            <text:p>parallel_buffered_sort</text:p>
          </table:table-cell>
          <table:table-cell office:value-type="float" office:value="0.98" calcext:value-type="float">
            <text:p>0,98</text:p>
          </table:table-cell>
          <table:table-cell table:style-name="ce6" office:value-type="float" office:value="243528" calcext:value-type="float">
            <text:p>243528</text:p>
          </table:table-cell>
          <table:table-cell/>
        </table:table-row>
        <table:table-row table:style-name="ro6">
          <table:table-cell office:value-type="string" calcext:value-type="string">
            <text:p>Boost</text:p>
            <text:p>parallel_introsort</text:p>
          </table:table-cell>
          <table:table-cell office:value-type="float" office:value="1.06" calcext:value-type="float">
            <text:p>1,06</text:p>
          </table:table-cell>
          <table:table-cell table:style-name="ce6" office:value-type="float" office:value="180380" calcext:value-type="float">
            <text:p>180380</text:p>
          </table:table-cell>
          <table:table-cell/>
        </table:table-row>
        <table:table-row table:style-name="ro6">
          <table:table-cell office:value-type="string" calcext:value-type="string">
            <text:p>Boost</text:p>
            <text:p>parallel_stable_sort</text:p>
          </table:table-cell>
          <table:table-cell office:value-type="float" office:value="1.37" calcext:value-type="float">
            <text:p>1,37</text:p>
          </table:table-cell>
          <table:table-cell office:value-type="float" office:value="211708" calcext:value-type="float">
            <text:p>211708</text:p>
          </table:table-cell>
          <table:table-cell/>
        </table:table-row>
        <table:table-row table:style-name="ro6">
          <table:table-cell office:value-type="string" calcext:value-type="string">
            <text:p>Boost</text:p>
            <text:p>sample_sort</text:p>
          </table:table-cell>
          <table:table-cell office:value-type="float" office:value="1.17" calcext:value-type="float">
            <text:p>1,17</text:p>
          </table:table-cell>
          <table:table-cell office:value-type="float" office:value="211708" calcext:value-type="float">
            <text:p>211708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style-name="ce1" table:number-columns-repeated="2"/>
          <table:table-cell table:style-name="ce5"/>
          <table:table-cell/>
        </table:table-row>
        <table:table-row table:style-name="ro1">
          <table:table-cell table:style-name="ce2"/>
          <table:table-cell table:number-columns-repeated="3"/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number-columns-repeated="3"/>
          <table:table-cell table:style-name="ce1"/>
        </table:table-row>
        <table:table-row table:style-name="ro1">
          <table:table-cell table:number-columns-repeated="3"/>
          <table:table-cell table:style-name="ce2"/>
        </table:table-row>
        <table:table-row table:style-name="ro1" table:number-rows-repeated="4">
          <table:table-cell table:number-columns-repeated="4"/>
        </table:table-row>
        <table:table-row table:style-name="ro1" table:number-rows-repeated="3"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number-columns-repeated="2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mo" svg:font-family="Arim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22">00/00/0000</text:date>, <text:time style:data-style-name="N2" text:time-value="19:00:57.30957773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rancisco </meta:initial-creator>
    <meta:creation-date>2015-04-21T21:07:39.649422048</meta:creation-date>
    <dc:date>2015-06-22T19:03:06.750050521</dc:date>
    <dc:creator>Francisco </dc:creator>
    <meta:editing-duration>PT4H24M29S</meta:editing-duration>
    <meta:editing-cycles>42</meta:editing-cycles>
    <meta:generator>LibreOffice/4.4.2.2$Linux_X86_64 LibreOffice_project/40m0$Build-2</meta:generator>
    <meta:document-statistic meta:table-count="2" meta:cell-count="42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100" number:language="en" number:country="US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three-dimensional="true" chart:include-hidden-cells="false" chart:treat-empty-cells="leave-gap" chart:right-angled-axes="true"/>
    </style:style>
    <style:style style:name="ch4" style:family="chart" style:data-style-name="N10100">
      <style:chart-properties chart:display-label="true" chart:logarithmic="false" chart:reverse-direction="false" text:line-break="false" chart:link-data-style-to-source="true" chart:axis-position="0" style:rotation-angle="90"/>
      <style:graphic-properties svg:stroke-color="#b3b3b3"/>
      <style:text-properties fo:font-size="8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8.734cm" svg:height="8.993cm" xlink:href=".." xlink:type="simple" chart:class="chart:bar" chart:style-name="ch1">
        <chart:title svg:x="0.606cm" svg:y="0.315cm" chart:style-name="ch2">
          <text:p>time spent in seconds (less is better)</text:p>
        </chart:title>
        <chart:plot-area chart:style-name="ch3" table:cell-range-address="Linux64.A3:Linux64.B10" chart:data-source-has-labels="both" svg:x="0.131cm" svg:y="1.304cm" svg:width="8.406cm" svg:height="7.501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0.858cm" svg:y="1.298cm" svg:width="7.679cm" svg:height="4.778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categories table:cell-range-address="Linux64.A4:Linux64.A10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7"/>
          <chart:series chart:style-name="ch8" chart:values-cell-range-address="Linux64.B4:Linux64.B10" chart:label-cell-address="Linux64.B3:Linux64.B3" chart:class="chart:bar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 ( secs)</text:p>
                <draw:g>
                  <svg:desc>Linux64.B3:Linux64.B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GCC
parallel_sort</text:p>
                <draw:g>
                  <svg:desc>Linux64.A4:Linux64.A10</svg:desc>
                </draw:g>
              </table:table-cell>
              <table:table-cell office:value-type="float" office:value="1.06">
                <text:p>1.06</text:p>
                <draw:g>
                  <svg:desc>Linux64.B4:Linux64.B10</svg:desc>
                </draw:g>
              </table:table-cell>
            </table:table-row>
            <table:table-row>
              <table:table-cell office:value-type="string">
                <text:p>TBB
parallel_sort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string">
                <text:p>Boost
parallel_introsort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string">
                <text:p>GCC
parallel_stable_sort</text:p>
              </table:table-cell>
              <table:table-cell office:value-type="float" office:value="1.37">
                <text:p>1.37</text:p>
              </table:table-cell>
            </table:table-row>
            <table:table-row>
              <table:table-cell office:value-type="string">
                <text:p>Boost
parallel_stable_sort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string">
                <text:p>Boost
sample_sort</text:p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string">
                <text:p>TBB
parallel_stable_sort</text:p>
              </table:table-cell>
              <table:table-cell office:value-type="float" office:value="0.83">
                <text:p>0.8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100" number:language="en" number:country="US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three-dimensional="true" chart:include-hidden-cells="false" chart:auto-position="true" chart:auto-size="true" chart:treat-empty-cells="leave-gap" chart:right-angled-axes="true"/>
    </style:style>
    <style:style style:name="ch4" style:family="chart" style:data-style-name="N10100">
      <style:chart-properties chart:display-label="true" chart:logarithmic="false" chart:reverse-direction="false" text:line-break="false" chart:link-data-style-to-source="true" chart:axis-position="0" style:rotation-angle="90"/>
      <style:graphic-properties svg:stroke-color="#b3b3b3"/>
      <style:text-properties fo:font-size="8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9.164cm" svg:height="9.329cm" xlink:href=".." xlink:type="simple" chart:class="chart:bar" chart:style-name="ch1">
        <chart:title svg:x="1.046cm" svg:y="0.322cm" chart:style-name="ch2">
          <text:p>memory used in KB (less is better)</text:p>
        </chart:title>
        <chart:plot-area chart:style-name="ch3" table:cell-range-address="Linux64.A4:Linux64.A10 Linux64.C3:Linux64.C10" chart:data-source-has-labels="both" svg:x="0.183cm" svg:y="1.313cm" svg:width="8.798cm" svg:height="7.83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1.584cm" svg:y="1.319cm" svg:width="7.358cm" svg:height="5.087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categories table:cell-range-address="Linux64.A4:Linux64.A10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7"/>
          <chart:series chart:style-name="ch8" chart:values-cell-range-address="Linux64.C4:Linux64.C10" chart:label-cell-address="Linux64.C3:Linux64.C3" chart:class="chart:bar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mory used 
Kbytes</text:p>
                <draw:g>
                  <svg:desc>Linux64.C3:Linux64.C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GCC
parallel_sort</text:p>
                <draw:g>
                  <svg:desc>Linux64.A4:Linux64.A10</svg:desc>
                </draw:g>
              </table:table-cell>
              <table:table-cell office:value-type="float" office:value="197820">
                <text:p>197820</text:p>
                <draw:g>
                  <svg:desc>Linux64.C4:Linux64.C10</svg:desc>
                </draw:g>
              </table:table-cell>
            </table:table-row>
            <table:table-row>
              <table:table-cell office:value-type="string">
                <text:p>TBB
parallel_sort</text:p>
              </table:table-cell>
              <table:table-cell office:value-type="float" office:value="182712">
                <text:p>182712</text:p>
              </table:table-cell>
            </table:table-row>
            <table:table-row>
              <table:table-cell office:value-type="string">
                <text:p>Boost
parallel_introsort</text:p>
              </table:table-cell>
              <table:table-cell office:value-type="float" office:value="182304">
                <text:p>182304</text:p>
              </table:table-cell>
            </table:table-row>
            <table:table-row>
              <table:table-cell office:value-type="string">
                <text:p>GCC
parallel_stable_sort</text:p>
              </table:table-cell>
              <table:table-cell office:value-type="float" office:value="213216">
                <text:p>213216</text:p>
              </table:table-cell>
            </table:table-row>
            <table:table-row>
              <table:table-cell office:value-type="string">
                <text:p>Boost
parallel_stable_sort</text:p>
              </table:table-cell>
              <table:table-cell office:value-type="float" office:value="189912">
                <text:p>189912</text:p>
              </table:table-cell>
            </table:table-row>
            <table:table-row>
              <table:table-cell office:value-type="string">
                <text:p>Boost
sample_sort</text:p>
              </table:table-cell>
              <table:table-cell office:value-type="float" office:value="197900">
                <text:p>197900</text:p>
              </table:table-cell>
            </table:table-row>
            <table:table-row>
              <table:table-cell office:value-type="string">
                <text:p>TBB
parallel_stable_sort</text:p>
              </table:table-cell>
              <table:table-cell office:value-type="float" office:value="198176">
                <text:p>19817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100" number:language="en" number:country="US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three-dimensional="true" chart:include-hidden-cells="false" chart:treat-empty-cells="leave-gap" chart:right-angled-axes="true"/>
    </style:style>
    <style:style style:name="ch4" style:family="chart" style:data-style-name="N10100">
      <style:chart-properties chart:display-label="true" chart:logarithmic="false" chart:reverse-direction="false" text:line-break="false" chart:link-data-style-to-source="true" chart:axis-position="0" style:rotation-angle="90"/>
      <style:graphic-properties svg:stroke-color="#b3b3b3"/>
      <style:text-properties fo:font-size="8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8.394cm" svg:height="9.022cm" xlink:href=".." xlink:type="simple" chart:class="chart:bar" chart:style-name="ch1">
        <chart:title svg:x="1.944cm" svg:y="0.316cm" chart:style-name="ch2">
          <text:p>time spent in seconds</text:p>
        </chart:title>
        <chart:plot-area chart:style-name="ch3" table:cell-range-address="W7x64.A2:W7x64.B7" chart:data-source-has-labels="both" svg:x="0.322cm" svg:y="1.301cm" svg:width="7.757cm" svg:height="7.54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0.972cm" svg:y="1.301cm" svg:width="7.185cm" svg:height="4.538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categories table:cell-range-address="W7x64.A3:W7x64.A7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7"/>
          <chart:series chart:style-name="ch8" chart:values-cell-range-address="W7x64.B3:W7x64.B7" chart:label-cell-address="W7x64.B2:W7x64.B2" chart:class="chart:bar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 ( secs)</text:p>
                <draw:g>
                  <svg:desc>W7x64.B2:W7x64.B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PL
parallel_sort</text:p>
                <draw:g>
                  <svg:desc>W7x64.A3:W7x64.A7</svg:desc>
                </draw:g>
              </table:table-cell>
              <table:table-cell office:value-type="float" office:value="0.97">
                <text:p>0.97</text:p>
                <draw:g>
                  <svg:desc>W7x64.B3:W7x64.B7</svg:desc>
                </draw:g>
              </table:table-cell>
            </table:table-row>
            <table:table-row>
              <table:table-cell office:value-type="string">
                <text:p>PPL
parallel_buffered_sort</text:p>
              </table:table-cell>
              <table:table-cell office:value-type="float" office:value="0.98">
                <text:p>0.98</text:p>
              </table:table-cell>
            </table:table-row>
            <table:table-row>
              <table:table-cell office:value-type="string">
                <text:p>Boost
parallel_introsort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string">
                <text:p>Boost
parallel_stable_sort</text:p>
              </table:table-cell>
              <table:table-cell office:value-type="float" office:value="1.37">
                <text:p>1.37</text:p>
              </table:table-cell>
            </table:table-row>
            <table:table-row>
              <table:table-cell office:value-type="string">
                <text:p>Boost
sample_sort</text:p>
              </table:table-cell>
              <table:table-cell office:value-type="float" office:value="1.17">
                <text:p>1.1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100" number:language="en" number:country="US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three-dimensional="true" chart:include-hidden-cells="false" chart:treat-empty-cells="leave-gap" chart:right-angled-axes="true"/>
    </style:style>
    <style:style style:name="ch4" style:family="chart" style:data-style-name="N10100">
      <style:chart-properties chart:display-label="true" chart:logarithmic="false" chart:reverse-direction="false" text:line-break="false" chart:link-data-style-to-source="true" chart:axis-position="0" style:rotation-angle="90"/>
      <style:graphic-properties svg:stroke-color="#b3b3b3"/>
      <style:text-properties fo:font-size="8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8.373cm" svg:height="9.022cm" xlink:href=".." xlink:type="simple" chart:class="chart:bar" chart:style-name="ch1">
        <chart:title svg:x="0.65cm" svg:y="0.316cm" chart:style-name="ch2">
          <text:p>memory used in KB (less is better)</text:p>
        </chart:title>
        <chart:plot-area chart:style-name="ch3" table:cell-range-address="W7x64.A3:W7x64.A7 W7x64.C2:W7x64.C7" chart:data-source-has-labels="both" svg:x="0.359cm" svg:y="1.301cm" svg:width="7.68cm" svg:height="7.54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1.648cm" svg:y="1.301cm" svg:width="6.464cm" svg:height="4.538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categories table:cell-range-address="W7x64.A3:W7x64.A7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7"/>
          <chart:series chart:style-name="ch8" chart:values-cell-range-address="W7x64.C3:W7x64.C7" chart:label-cell-address="W7x64.C2:W7x64.C2" chart:class="chart:bar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mory used 
Kbytes</text:p>
                <draw:g>
                  <svg:desc>W7x64.C2:W7x64.C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PL
parallel_sort</text:p>
                <draw:g>
                  <svg:desc>W7x64.A3:W7x64.A7</svg:desc>
                </draw:g>
              </table:table-cell>
              <table:table-cell office:value-type="float" office:value="180900">
                <text:p>180900</text:p>
                <draw:g>
                  <svg:desc>W7x64.C3:W7x64.C7</svg:desc>
                </draw:g>
              </table:table-cell>
            </table:table-row>
            <table:table-row>
              <table:table-cell office:value-type="string">
                <text:p>PPL
parallel_buffered_sort</text:p>
              </table:table-cell>
              <table:table-cell office:value-type="float" office:value="243528">
                <text:p>243528</text:p>
              </table:table-cell>
            </table:table-row>
            <table:table-row>
              <table:table-cell office:value-type="string">
                <text:p>Boost
parallel_introsort</text:p>
              </table:table-cell>
              <table:table-cell office:value-type="float" office:value="180380">
                <text:p>180380</text:p>
              </table:table-cell>
            </table:table-row>
            <table:table-row>
              <table:table-cell office:value-type="string">
                <text:p>Boost
parallel_stable_sort</text:p>
              </table:table-cell>
              <table:table-cell office:value-type="float" office:value="211708">
                <text:p>211708</text:p>
              </table:table-cell>
            </table:table-row>
            <table:table-row>
              <table:table-cell office:value-type="string">
                <text:p>Boost
sample_sort</text:p>
              </table:table-cell>
              <table:table-cell office:value-type="float" office:value="211708">
                <text:p>21170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